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kaggle.com/code/neoindicedolar/ci-nciadedados-python-projeto-final" text:style-name="Internet_20_link" text:visited-style-name="Visited_20_Internet_20_Link">https://www.kaggle.com/code/neoindicedolar/ci-nciadedados-python-projeto-final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6:38:48.808385951</meta:creation-date>
    <dc:date>2022-05-09T16:41:15.514540463</dc:date>
    <meta:editing-duration>PT2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78" meta:non-whitespace-character-count="78"/>
  </office:meta>
</office:document-meta>
</file>